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2">
      <style:paragraph-properties fo:margin-top="0cm" fo:margin-bottom="0cm"/>
    </style:style>
    <style:style style:name="P14" style:family="paragraph" style:parent-style-name="Text_20_body" style:list-style-name="L2">
      <style:paragraph-properties fo:margin-top="0cm" fo:margin-bottom="0cm"/>
    </style:style>
    <style:style style:name="P15" style:family="paragraph" style:parent-style-name="Text_20_body" style:list-style-name="L2">
      <style:paragraph-properties fo:margin-top="0cm" fo:margin-bottom="0cm"/>
    </style:style>
    <style:style style:name="P16" style:family="paragraph" style:parent-style-name="Text_20_body" style:list-style-name="L2">
      <style:paragraph-properties fo:margin-top="0cm" fo:margin-bottom="0cm"/>
    </style:style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Text_20_body" style:list-style-name="L2">
      <style:paragraph-properties fo:margin-top="0cm" fo:margin-bottom="0cm"/>
    </style:style>
    <style:style style:name="P19" style:family="paragraph" style:parent-style-name="Text_20_body" style:list-style-name="L2">
      <style:paragraph-properties fo:margin-top="0cm" fo:margin-bottom="0cm"/>
    </style:style>
    <style:style style:name="P20" style:family="paragraph" style:parent-style-name="Text_20_body" style:list-style-name="L2">
      <style:paragraph-properties fo:margin-top="0cm" fo:margin-bottom="0cm"/>
    </style:style>
    <style:style style:name="P21" style:family="paragraph" style:parent-style-name="Text_20_body" style:list-style-name="L2">
      <style:paragraph-properties fo:margin-top="0cm" fo:margin-bottom="0cm"/>
    </style:style>
    <style:style style:name="P22" style:family="paragraph" style:parent-style-name="Text_20_body" style:list-style-name="L2">
      <style:paragraph-properties fo:margin-top="0cm" fo:margin-bottom="0cm"/>
    </style:style>
    <style:style style:name="P23" style:family="paragraph" style:parent-style-name="Text_20_body" style:list-style-name="L2">
      <style:paragraph-properties fo:margin-top="0cm" fo:margin-bottom="0cm"/>
    </style:style>
    <style:style style:name="P24" style:family="paragraph" style:parent-style-name="Text_20_body" style:list-style-name="L2">
      <style:paragraph-properties fo:margin-top="0cm" fo:margin-bottom="0cm"/>
    </style:style>
    <style:style style:name="P25" style:family="paragraph" style:parent-style-name="Text_20_body" style:list-style-name="L2">
      <style:paragraph-properties fo:margin-top="0cm" fo:margin-bottom="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2"><text:span text:style-name="Strong_20_Emphasis">TVE 1</text:span>: ID de servicio: 380; PID de vídeo: 101; PIDs de audio: 103, 104; PID de teletexto: 102 </text:p>
        </text:list-item>
      </text:list>
      <text:section text:style-name="Sect1" text:name="Nacionales-Desconexiones">
        <text:list text:style-name="L1">
          <text:list-item>
            <text:p text:style-name="P2"><text:span text:style-name="Strong_20_Emphasis">TVE 2</text:span>: ID de servicio: 381; PID de vídeo: 201; PIDs de audio: 203, 204; PID de teletexto: 202 </text:p>
          </text:list-item>
          <text:list-item>
            <text:p text:style-name="P2"><text:span text:style-name="Strong_20_Emphasis">24H TVE</text:span>: ID de servicio: 382; PID de vídeo: 1001; PID de audio: 1003 </text:p>
          </text:list-item>
          <text:list-item>
            <text:p text:style-name="P2"><text:span text:style-name="Strong_20_Emphasis">CLAN/50 TVE</text:span>: ID de servicio: 383; PID de vídeo: 1501; PID de audio: 1503 </text:p>
          </text:list-item>
        </text:list>
      </text:section>
      <text:section text:style-name="Sect1" text:name="Nacionales">
        <text:h text:style-name="Heading_20_3" text:outline-level="3" text:is-list-header="true">Canales de ámbito nacional sin desconexiones</text:h>
        <text:list text:style-name="L2">
          <text:list-item>
            <text:p text:style-name="P7"><text:span text:style-name="Strong_20_Emphasis">Canal 66</text:span>: portadora 834Mhz.; ID de flujo de transporte: 10 </text:p>
            <text:list>
              <text:list-item>
                <text:p text:style-name="P7"><text:span text:style-name="Strong_20_Emphasis">Teledeporte</text:span>: ID de servicio: 100; PID de vídeo: 101; PID de audio: 103 (spa) </text:p>
              </text:list-item>
              <text:list-item>
                <text:p text:style-name="P7"><text:span text:style-name="Strong_20_Emphasis">Veo</text:span>: ID de servicio: 260; PID de vídeo: 1001; PID de audio: 1002 (spa) </text:p>
              </text:list-item>
              <text:list-item>
                <text:p text:style-name="P7"><text:span text:style-name="Strong_20_Emphasis">Veo 2</text:span>: ID de servicio: 261; PID de vídeo: 301; PID de audio: 302 (spa) </text:p>
              </text:list-item>
              <text:list-item>
                <text:p text:style-name="P7"><text:span text:style-name="Strong_20_Emphasis">Net TV</text:span>: ID de servicio: 300; PID de vídeo: 1501; PID de audio: 1502 (spa) </text:p>
              </text:list-item>
            </text:list>
          </text:list-item>
          <text:list-item>
            <text:p text:style-name="P7"><text:span text:style-name="Strong_20_Emphasis">Canal 67</text:span>: portadora 842Mhz.; ID de flujo de transporte: 11 </text:p>
            <text:list>
              <text:list-item>
                <text:p text:style-name="P7"><text:span text:style-name="Strong_20_Emphasis">Cuatro</text:span>: ID de servicio: 1057; PID de vídeo: 160; PIDs de audio: 80 (spa), 81 (dos); PID de teletexto: 32 </text:p>
              </text:list-item>
              <text:list-item>
                <text:p text:style-name="P7"><text:span text:style-name="Strong_20_Emphasis">CNN+</text:span>: ID de servicio: 1058; PID de vídeo: 161; PID de audio: 84 (spa) </text:p>
              </text:list-item>
              <text:list-item>
                <text:p text:style-name="P7"><text:span text:style-name="Strong_20_Emphasis">40 Latino</text:span>: ID de servicio: 1059; PID de vídeo: 162; PID de audio: 88 (spa) </text:p>
              </text:list-item>
              <text:list-item>
                <text:p text:style-name="P7"><text:span text:style-name="Strong_20_Emphasis">La Sexta 1</text:span>: No disponible todavía </text:p>
              </text:list-item>
            </text:list>
          </text:list-item>
          <text:list-item>
            <text:p text:style-name="P7"><text:span text:style-name="Strong_20_Emphasis">Canal 68</text:span>: portadora 850Mhz.; ID de flujo de transporte: 12 </text:p>
            <text:list>
              <text:list-item>
                <text:p text:style-name="P7"><text:span text:style-name="Strong_20_Emphasis">Telecinco</text:span>: ID de servicio: 180; PID de vídeo: 203; PID de audio: 303(eng); PID de teletexto: 703 </text:p>
              </text:list-item>
              <text:list-item>
                <text:p text:style-name="P7"><text:span text:style-name="Strong_20_Emphasis">T5 Estrellas</text:span>: ID de servicio: 181; PID de vídeo: 201; PID de audio: 301 (spa); PID de teletexto: 701 </text:p>
              </text:list-item>
              <text:list-item>
                <text:p text:style-name="P7"><text:span text:style-name="Strong_20_Emphasis">T5 Sport</text:span>: ID de servicio: 182; PID de vídeo: 202; PID de audio: 302 (eng); PID de teletexto: 702 </text:p>
              </text:list-item>
              <text:list-item>
                <text:p text:style-name="P7"><text:span text:style-name="Strong_20_Emphasis">FlyMusic</text:span>: ID de servicio: 301; PID de vídeo: 1503; PID de audio: 1504 (spa) </text:p>
              </text:list-item>
            </text:list>
          </text:list-item>
          <text:list-item>
            <text:p text:style-name="P7"><text:span text:style-name="Strong_20_Emphasis">Canal 69</text:span>: portadora 858Mhz.; ID de flujo de transporte: 13 </text:p>
            <text:list>
              <text:list-item>
                <text:p text:style-name="P7"><text:span text:style-name="Strong_20_Emphasis">antena 3</text:span>: ID de servicio: 140; PID de vídeo: 301; PID de audio: 303 (spa); PID de teletexto: 302 </text:p>
              </text:list-item>
              <text:list-item>
                <text:p text:style-name="P7"><text:span text:style-name="Strong_20_Emphasis">a3.neox</text:span>: ID de servicio: 141; PID de vídeo: 501; PID de audio: 503 </text:p>
              </text:list-item>
              <text:list-item>
                <text:p text:style-name="P7"><text:span text:style-name="Strong_20_Emphasis">a3.nova</text:span>: ID de servicio: 142; PID de vídeo: 1001; PID de audio: 1003 </text:p>
              </text:list-item>
              <text:list-item>
                <text:p text:style-name="P1"><text:span text:style-name="Strong_20_Emphasis">La Sexta 2</text:span>: No disponible todavía </text:p>
              </text:list-item>
            </text:list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lexis Castilla</meta:initial-creator>
    <meta:creation-date>2009-05-22T13:14:18</meta:creation-date>
    <dc:creator>Alexis Castilla</dc:creator>
    <dc:date>2009-05-22T13:18:52</dc:date>
    <meta:editing-cycles>1</meta:editing-cycles>
    <meta:editing-duration>PT4M3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25" meta:word-count="349" meta:character-count="1825"/>
  </office:meta>
</office:document-meta>
</file>